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application/octet-stream" manifest:full-path="OleObj2"/>
  <manifest:file-entry manifest:media-type="application/octet-stream" manifest:full-path="OleObj3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Wingdings" svg:font-family="Wingding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fo:margin-left="0cm" table:align="left" style:may-break-between-rows="true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A1" style:family="table-cell">
      <style:table-cell-properties fo:background-color="#f3fff3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D1" style:family="table-cell">
      <style:table-cell-properties fo:background-color="#f3fff3" fo:padding-left="0.191cm" fo:padding-right="0.191cm" fo:padding-top="0cm" fo:padding-bottom="0cm" fo:border="0.018cm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018cm solid #000000" fo:vertical-align="top">
        <style:background-image/>
      </style:table-cell-properties>
    </style:style>
    <style:style style:name="Tabela2" style:family="table">
      <style:table-properties style:width="16.521cm" fo:margin-left="0cm" table:align="left" style:may-break-between-rows="true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2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2.2" style:family="table-row">
      <style:table-row-properties style:min-row-height="0.6cm"/>
    </style:style>
    <style:style style:name="Tabela2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2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2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2.8" style:family="table-row">
      <style:table-row-properties style:min-row-height="0.7cm"/>
    </style:style>
    <style:style style:name="Tabela6" style:family="table">
      <style:table-properties style:width="16.521cm" fo:margin-left="0cm" table:align="left" style:may-break-between-rows="true" style:writing-mode="lr-tb"/>
    </style:style>
    <style:style style:name="Tabela6.A" style:family="table-column">
      <style:table-column-properties style:column-width="1.124cm"/>
    </style:style>
    <style:style style:name="Tabela6.B" style:family="table-column">
      <style:table-column-properties style:column-width="1.794cm"/>
    </style:style>
    <style:style style:name="Tabela6.C" style:family="table-column">
      <style:table-column-properties style:column-width="13.603cm"/>
    </style:style>
    <style:style style:name="Tabela6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6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6.2" style:family="table-row">
      <style:table-row-properties style:min-row-height="0.6cm"/>
    </style:style>
    <style:style style:name="Tabela6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6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6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6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6.8" style:family="table-row">
      <style:table-row-properties style:min-row-height="0.7cm"/>
    </style:style>
    <style:style style:name="Tabela6.A11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6.B11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Tabela7" style:family="table">
      <style:table-properties style:width="16.521cm" fo:margin-left="0cm" table:align="left" style:may-break-between-rows="true" style:writing-mode="lr-tb"/>
    </style:style>
    <style:style style:name="Tabela7.A" style:family="table-column">
      <style:table-column-properties style:column-width="1.124cm"/>
    </style:style>
    <style:style style:name="Tabela7.B" style:family="table-column">
      <style:table-column-properties style:column-width="1.794cm"/>
    </style:style>
    <style:style style:name="Tabela7.C" style:family="table-column">
      <style:table-column-properties style:column-width="13.603cm"/>
    </style:style>
    <style:style style:name="Tabela7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7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7.2" style:family="table-row">
      <style:table-row-properties style:min-row-height="0.6cm"/>
    </style:style>
    <style:style style:name="Tabela7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7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7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7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7.8" style:family="table-row">
      <style:table-row-properties style:min-row-height="0.7cm"/>
    </style:style>
    <style:style style:name="Tabela8" style:family="table">
      <style:table-properties style:width="16.521cm" fo:margin-left="0cm" table:align="left" style:may-break-between-rows="true" style:writing-mode="lr-tb"/>
    </style:style>
    <style:style style:name="Tabela8.A" style:family="table-column">
      <style:table-column-properties style:column-width="1.124cm"/>
    </style:style>
    <style:style style:name="Tabela8.B" style:family="table-column">
      <style:table-column-properties style:column-width="1.794cm"/>
    </style:style>
    <style:style style:name="Tabela8.C" style:family="table-column">
      <style:table-column-properties style:column-width="13.603cm"/>
    </style:style>
    <style:style style:name="Tabela8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8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8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8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8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8.8" style:family="table-row">
      <style:table-row-properties style:min-row-height="0.7cm"/>
    </style:style>
    <style:style style:name="Tabela8.A25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8.B25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Tabela3" style:family="table">
      <style:table-properties style:width="16.521cm" fo:margin-left="0cm" table:align="left" style:may-break-between-rows="true" style:writing-mode="lr-tb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15.397cm"/>
    </style:style>
    <style:style style:name="Tabela3.1" style:family="table-row">
      <style:table-row-properties style:min-row-height="0.7cm"/>
    </style:style>
    <style:style style:name="Tabela3.A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3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3.B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4" style:family="table">
      <style:table-properties style:width="15.452cm" fo:margin-left="0cm" table:align="left" style:may-break-between-rows="true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/>
    </style:style>
    <style:style style:name="Tabela4.A1" style:family="table-cell">
      <style:table-cell-properties fo:background-color="#ffffff" fo:padding-left="0.123cm" fo:padding-right="0.123cm" fo:padding-top="0cm" fo:padding-bottom="0cm" fo:border="0.002cm solid #000000" fo:vertical-align="top">
        <style:background-image/>
      </style:table-cell-properties>
    </style:style>
    <style:style style:name="Tabela4.2" style:family="table-row">
      <style:table-row-properties style:min-row-height="1.198cm"/>
    </style:style>
    <style:style style:name="Tabela5" style:family="table">
      <style:table-properties style:width="15.49cm" fo:margin-left="0cm" table:align="left" style:may-break-between-rows="true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/>
    </style:style>
    <style:style style:name="Tabela5.A1" style:family="table-cell">
      <style:table-cell-properties fo:background-color="#ffffff" fo:padding-left="0.123cm" fo:padding-right="0.123cm" fo:padding-top="0cm" fo:padding-bottom="0cm" fo:border="0.002cm solid #000000" fo:vertical-align="top">
        <style:background-image/>
      </style:table-cell-properties>
    </style:style>
    <style:style style:name="Tabela5.2" style:family="table-row">
      <style:table-row-properties style:min-row-height="1.198cm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847cm"/>
          <style:tab-stop style:position="16.984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end" style:justify-single-word="false"/>
      <style:text-properties style:use-window-font-color="true" style:font-name="Arial" fo:font-size="24pt" fo:font-weight="bold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Arial" fo:font-size="20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language="pt" fo:country="BR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start" style:justify-single-word="false"/>
      <style:text-properties fo:color="#008000" style:font-name="Arial" fo:font-size="10pt" fo:font-weight="normal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0.635cm"/>
        </style:tab-stops>
      </style:paragraph-properties>
      <style:text-properties fo:color="#008000" style:font-name="Arial" fo:font-size="10pt" fo:font-weight="normal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center" style:justify-single-word="false"/>
      <style:text-properties fo:color="#008000" style:font-name="Arial" fo:font-size="10pt" fo:font-weight="bol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fo:color="#008000" style:font-name="Arial" fo:font-size="9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fo:color="#800080" style:font-name="Arial" fo:font-size="10pt" fo:font-weight="normal" fo:background-color="transparent" style:font-name-asian="Arial" style:font-name-complex="Arial"/>
    </style:style>
    <style:style style:name="P25" style:family="paragraph" style:parent-style-name="Standard">
      <style:paragraph-properties fo:margin-top="0.212cm" fo:margin-bottom="0cm" fo:line-height="100%" fo:text-align="end" style:justify-single-word="false"/>
    </style:style>
    <style:style style:name="P26" style:family="paragraph" style:parent-style-name="Standard">
      <style:paragraph-properties fo:margin-top="0.212cm" fo:margin-bottom="0cm"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212cm" fo:margin-bottom="0cm" fo:line-height="100%" fo:text-align="end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28" style:family="paragraph" style:parent-style-name="Standard">
      <style:paragraph-properties fo:margin-top="0.212cm" fo:margin-bottom="0cm"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margin-top="0.423cm" fo:margin-bottom="0.106cm" fo:line-height="100%" fo:text-align="start" style:justify-single-word="false">
        <style:tab-stops>
          <style:tab-stop style:position="2.021cm"/>
        </style:tab-stops>
      </style:paragraph-properties>
    </style:style>
    <style:style style:name="P30" style:family="paragraph" style:parent-style-name="Standard">
      <style:paragraph-properties fo:margin-top="0.423cm" fo:margin-bottom="0.106cm" fo:line-height="100%" fo:text-align="start" style:justify-single-word="false">
        <style:tab-stops>
          <style:tab-stop style:position="2.021cm"/>
        </style:tab-stops>
      </style:paragraph-properties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1" style:family="paragraph" style:parent-style-name="Standard">
      <style:paragraph-properties fo:margin-top="0.071cm" fo:margin-bottom="0.071cm" fo:line-height="100%" fo:text-align="start" style:justify-single-word="false"/>
    </style:style>
    <style:style style:name="P32" style:family="paragraph" style:parent-style-name="Standard">
      <style:paragraph-properties fo:margin-top="0.071cm" fo:margin-bottom="0.071cm" fo:line-height="100%" fo:text-align="start" style:justify-single-word="false">
        <style:tab-stops>
          <style:tab-stop style:position="4.895cm"/>
        </style:tab-stops>
      </style:paragraph-properties>
    </style:style>
    <style:style style:name="P33" style:family="paragraph" style:parent-style-name="Standard">
      <style:paragraph-properties fo:margin-top="0.071cm" fo:margin-bottom="0.071cm"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.071cm" fo:margin-bottom="0.071cm"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35" style:family="paragraph" style:parent-style-name="Standard">
      <style:paragraph-properties fo:margin-top="0.071cm" fo:margin-bottom="0.071cm" fo:line-height="100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6" style:family="paragraph" style:parent-style-name="Standard">
      <style:paragraph-properties fo:margin-top="0.071cm" fo:margin-bottom="0.071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7" style:family="paragraph" style:parent-style-name="Standard">
      <style:paragraph-properties fo:margin-top="0.071cm" fo:margin-bottom="0.071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weight-asian="normal" style:font-name-complex="Arial" style:font-weight-complex="normal"/>
    </style:style>
    <style:style style:name="P38" style:family="paragraph" style:parent-style-name="Standard">
      <style:paragraph-properties fo:margin-left="0.63cm" fo:margin-right="0cm" fo:line-height="150%" fo:text-align="justify" style:justify-single-word="false" fo:text-indent="0.64cm" style:auto-text-indent="false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1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42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43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44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5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6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7" style:family="paragraph" style:parent-style-name="Standard">
      <style:paragraph-properties fo:margin-top="0.106cm" fo:margin-bottom="0.106cm" fo:line-height="100%" fo:text-align="center" style:justify-single-word="false"/>
      <style:text-properties fo:color="#000000" style:font-name="Arial" fo:font-size="9pt" fo:font-style="italic" fo:font-weight="bold" fo:background-color="transparent" style:font-name-asian="Arial" style:font-name-complex="Arial"/>
    </style:style>
    <style:style style:name="P48" style:family="paragraph" style:parent-style-name="Standard">
      <style:paragraph-properties fo:margin-left="-0.191cm" fo:margin-right="0cm" fo:margin-top="0.106cm" fo:margin-bottom="0.106cm" fo:line-height="100%" fo:text-align="center" style:justify-single-word="false" fo:text-indent="0cm" style:auto-text-indent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49" style:family="paragraph" style:parent-style-name="Standard">
      <style:paragraph-properties fo:margin-left="0cm" fo:margin-right="0cm" fo:margin-top="0.212cm" fo:margin-bottom="0cm" fo:line-height="100%" fo:text-align="justify" style:justify-single-word="false" fo:text-indent="0.7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50" style:family="paragraph" style:parent-style-name="Standard">
      <style:paragraph-properties fo:margin-left="0cm" fo:margin-right="0cm" fo:margin-top="0.212cm" fo:margin-bottom="0cm" fo:line-height="100%" fo:text-align="justify" style:justify-single-word="false" fo:text-indent="0.7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.7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margin-left="1.27cm" fo:margin-right="0cm" fo:line-height="100%" fo:text-align="start" style:justify-single-word="false" fo:text-indent="-1.27cm" style:auto-text-indent="false">
        <style:tab-stops>
          <style:tab-stop style:position="0.751cm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3" style:family="paragraph" style:parent-style-name="Standard">
      <style:paragraph-properties fo:margin-left="1.27cm" fo:margin-right="0cm" fo:line-height="100%" fo:text-align="start" style:justify-single-word="false" fo:text-indent="-1.27cm" style:auto-text-indent="false">
        <style:tab-stops>
          <style:tab-stop style:position="0.751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margin-top="0.035cm" fo:margin-bottom="0.035cm" fo:line-height="100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55" style:family="paragraph" style:parent-style-name="Standard">
      <style:paragraph-properties fo:margin-top="0.035cm" fo:margin-bottom="0.035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fo:color="#008000" style:font-name="Arial" fo:font-size="10pt" fo:font-weight="normal" fo:background-color="transparent" style:font-name-asian="Arial" style:font-name-complex="Arial"/>
    </style:style>
    <style:style style:name="P57" style:family="paragraph" style:parent-style-name="Standard">
      <style:paragraph-properties fo:margin-left="0.63cm" fo:margin-right="0cm" fo:margin-top="0.212cm" fo:margin-bottom="0cm" fo:line-height="100%" fo:text-align="start" style:justify-single-word="false" fo:text-indent="0.621cm" style:auto-text-indent="false"/>
      <style:text-properties fo:color="#008000" style:font-name="Arial" fo:font-size="9pt" fo:font-weight="normal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</style:style>
    <style:style style:name="P61" style:family="paragraph" style:parent-style-name="Standard" style:list-style-name="L1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2" style:family="paragraph" style:parent-style-name="Standard" style:list-style-name="L2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3" style:family="paragraph" style:parent-style-name="Standard" style:list-style-name="L3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4" style:family="paragraph" style:parent-style-name="Standard" style:list-style-name="L6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5" style:family="paragraph" style:parent-style-name="Standard" style:list-style-name="L8">
      <style:paragraph-properties fo:margin-left="0.635cm" fo:margin-right="0cm" fo:margin-top="0.423cm" fo:margin-bottom="0.106cm" fo:line-height="100%" fo:text-align="start" style:justify-single-word="false" fo:text-indent="-0.635cm" style:auto-text-indent="false" fo:break-before="pag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6" style:family="paragraph" style:parent-style-name="Standard" style:list-style-name="L7">
      <style:paragraph-properties fo:margin-left="0.635cm" fo:margin-right="0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</style:style>
    <style:style style:name="P67" style:family="paragraph" style:parent-style-name="Standard" style:list-style-name="L7">
      <style:paragraph-properties fo:margin-left="0.635cm" fo:margin-right="0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8" style:family="paragraph" style:parent-style-name="Standard" style:list-style-name="L4">
      <style:paragraph-properties fo:margin-left="1.482cm" fo:margin-right="0cm" fo:margin-top="0.212cm" fo:margin-bottom="0.212cm" fo:line-height="100%" fo:text-align="start" style:justify-single-word="false" fo:text-indent="-1.482cm" style:auto-text-indent="false">
        <style:tab-stops>
          <style:tab-stop style:position="-0.73cm"/>
        </style:tab-stops>
      </style:paragraph-properties>
    </style:style>
    <style:style style:name="P69" style:family="paragraph" style:parent-style-name="Standard" style:list-style-name="L4">
      <style:paragraph-properties fo:margin-left="-0.212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-0.73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7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71" style:family="paragraph" style:parent-style-name="Standard" style:list-style-name="L9">
      <style:paragraph-properties fo:margin-left="-0.005cm" fo:margin-right="0cm" fo:margin-top="0.212cm" fo:margin-bottom="0cm" fo:line-height="100%" fo:text-align="start" style:justify-single-word="false" fo:text-indent="0.005cm" style:auto-text-indent="false"/>
      <style:text-properties fo:color="#008000" style:font-name="Arial" fo:font-size="9pt" fo:font-weight="normal" fo:background-color="transparent" style:font-name-asian="Arial" style:font-name-complex="Arial"/>
    </style:style>
    <style:style style:name="P72" style:family="paragraph" style:parent-style-name="Standard">
      <style:paragraph-properties fo:margin-top="0.035cm" fo:margin-bottom="0.035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73" style:family="paragraph" style:parent-style-name="Standard" style:list-style-name="L8">
      <style:paragraph-properties fo:margin-left="0cm" fo:margin-right="0cm" fo:margin-top="0.423cm" fo:margin-bottom="0.106cm" fo:line-height="100%" fo:text-align="start" style:justify-single-word="false" fo:text-indent="0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74" style:family="paragraph" style:parent-style-name="Standard">
      <style:paragraph-properties fo:margin-top="0.212cm" fo:margin-bottom="0cm"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T2" style:family="text">
      <style:text-properties style:use-window-font-color="true" style:font-name="Arial" fo:font-size="16pt" fo:font-weight="bold" fo:background-color="transparent" style:font-name-asian="Arial" style:font-name-complex="Arial"/>
    </style:style>
    <style:style style:name="T3" style:family="text">
      <style:text-properties style:use-window-font-color="true" style:font-name="Arial" fo:font-size="10pt" fo:font-weight="bold" fo:background-color="transparent" style:font-name-asian="Arial" style:font-name-complex="Arial"/>
    </style:style>
    <style:style style:name="T4" style:family="text"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5" style:family="text"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T6" style:family="text">
      <style:text-properties style:use-window-font-color="true" style:font-name="Arial" fo:font-size="11pt" fo:font-weight="normal" fo:background-color="transparent" style:font-name-asian="Arial" style:font-weight-asian="normal" style:font-name-complex="Arial" style:font-weight-complex="normal"/>
    </style:style>
    <style:style style:name="T7" style:family="text">
      <style:text-properties style:use-window-font-color="true" style:font-name="Arial" fo:font-size="11pt" fo:font-weight="bold" fo:background-color="transparent" style:font-name-asian="Arial" style:font-name-complex="Arial"/>
    </style:style>
    <style:style style:name="T8" style:family="text">
      <style:text-properties style:use-window-font-color="true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9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0" style:family="text">
      <style:text-properties fo:color="#008000"/>
    </style:style>
    <style:style style:name="T11" style:family="text">
      <style:text-properties fo:color="#008000" style:font-name="Arial" fo:font-size="10pt" fo:font-weight="bold" fo:background-color="transparent" style:font-name-asian="Arial" style:font-name-complex="Arial"/>
    </style:style>
    <style:style style:name="T12" style:family="text">
      <style:text-properties fo:color="#008000" style:font-name="Arial" fo:font-size="10pt" fo:font-weight="normal" fo:background-color="transparent" style:font-name-asian="Arial" style:font-name-complex="Arial"/>
    </style:style>
    <style:style style:name="T13" style:family="text">
      <style:text-properties fo:color="#008000" style:font-name="Arial" fo:font-size="9pt" fo:font-weight="normal" fo:background-color="transparent" style:font-name-asian="Arial" style:font-name-complex="Arial"/>
    </style:style>
    <style:style style:name="T14" style:family="text">
      <style:text-properties fo:color="#008000" style:font-name="Wingdings" fo:font-size="10pt" fo:font-weight="normal" fo:background-color="transparent" style:font-name-asian="Wingdings" style:font-name-complex="Wingdings"/>
    </style:style>
    <style:style style:name="T15" style:family="text">
      <style:text-properties fo:color="#008000" style:font-name="Wingdings" fo:font-size="9pt" fo:font-weight="normal" fo:background-color="transparent" style:font-name-asian="Wingdings" style:font-name-complex="Wingdings"/>
    </style:style>
    <style:style style:name="T16" style:family="text"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17" style:family="text">
      <style:text-properties fo:color="#000000" style:font-name="Arial" fo:font-size="12pt" fo:font-weight="bold" fo:background-color="transparent" style:font-name-asian="Arial" style:font-name-complex="Arial"/>
    </style:style>
    <style:style style:name="T18" style:family="text">
      <style:text-properties fo:color="#000000" style:font-name="Arial" fo:font-size="10pt" fo:font-weight="normal" fo:background-color="transparent" style:font-name-asian="Arial" style:font-name-complex="Arial"/>
    </style:style>
    <style:style style:name="T19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0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text:display="none"/>
    </style:style>
    <style:style style:name="T21" style:family="text">
      <style:text-properties fo:color="#0000ff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22" style:family="text">
      <style:text-properties fo:color="#0000ff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" style:font-weight-asian="normal" style:font-name-complex="Arial" style:font-weight-complex="normal"/>
    </style:style>
    <style:style style:name="T23" style:family="text">
      <style:text-properties fo:color="#0000ff" style:font-name="Arial" fo:font-size="11pt" style:text-underline-style="none" fo:font-weight="normal" style:text-underline-mode="continuous" style:text-overline-mode="continuous" style:text-line-through-mode="continuous" fo:background-color="transparent" style:font-name-asian="Arial" style:font-weight-asian="normal" style:font-name-complex="Arial" style:font-weight-complex="normal"/>
    </style:style>
    <style:style style:name="T24" style:family="text">
      <style:text-properties fo:color="#ff0000" style:font-name="Arial" fo:font-size="11pt" fo:font-weight="bold" fo:background-color="transparent" style:font-name-asian="Arial" style:font-name-complex="Arial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style:font-name="Arial"/>
    </style:style>
    <style:style style:name="T27" style:family="text">
      <style:text-properties fo:font-size="10pt"/>
    </style:style>
    <style:style style:name="T28" style:family="text">
      <style:text-properties fo:font-weight="bold"/>
    </style:style>
    <style:style style:name="T29" style:family="text">
      <style:text-properties fo:background-color="transparent"/>
    </style:style>
    <style:style style:name="T30" style:family="text">
      <style:text-properties style:font-name-asian="Arial"/>
    </style:style>
    <style:style style:name="T31" style:family="text">
      <style:text-properties style:font-name-complex="Arial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84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4"/>
      <text:p text:style-name="P7">PVC / SCB</text:p>
      <text:p text:style-name="P3"/>
      <text:p text:style-name="P3"/>
      <text:p text:style-name="P3"/>
      <text:p text:style-name="P3"/>
      <text:p text:style-name="P7">Portal Virtual do Cerrado / Sistema de Catalogação da Biodiversidade- V.2.0</text:p>
      <text:p text:style-name="P27">Nome do Módulo - Release 1.0</text:p>
      <text:p text:style-name="P3"/>
      <text:p text:style-name="P3"/>
      <text:p text:style-name="P3"/>
      <text:p text:style-name="P3"/>
      <text:p text:style-name="P8">Nome do Caso de Uso</text:p>
      <text:p text:style-name="P28"/>
      <text:p text:style-name="P25"><text:span text:style-name="T1">Versão do Documento:</text:span><text:span text:style-name="T2"> 1.0</text:span></text:p>
      <text:p text:style-name="P3"/>
      <text:p text:style-name="P6"/>
      <text:p text:style-name="P9"/>
      <text:p text:style-name="P58">Histórico de Revisã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1">Data</text:p>
          </table:table-cell>
          <table:table-cell table:style-name="Tabela1.A1" office:value-type="string">
            <text:p text:style-name="P48">Versão do Documento</text:p>
          </table:table-cell>
          <table:table-cell table:style-name="Tabela1.A1" office:value-type="string">
            <text:p text:style-name="P41">Descrição</text:p>
          </table:table-cell>
          <table:table-cell table:style-name="Tabela1.D1" office:value-type="string">
            <text:p text:style-name="P41">Autor</text:p>
          </table:table-cell>
        </table:table-row>
        <table:table-row>
          <table:table-cell table:style-name="Tabela1.A2" office:value-type="string">
            <text:p text:style-name="P42">99/99/9999</text:p>
          </table:table-cell>
          <table:table-cell table:style-name="Tabela1.A2" office:value-type="string">
            <text:p text:style-name="P42">9.9</text:p>
          </table:table-cell>
          <table:table-cell table:style-name="Tabela1.A2" office:value-type="string">
            <text:p text:style-name="P43">Descrição da atividade realizada no documento.</text:p>
          </table:table-cell>
          <table:table-cell table:style-name="Tabela1.D2" office:value-type="string">
            <text:p text:style-name="P42">Nome do(s) Analista(s)</text:p>
          </table:table-cell>
        </table:table-row>
        <table:table-row>
          <table:table-cell table:style-name="Tabela1.A2" office:value-type="string">
            <text:p text:style-name="P45"/>
            <text:p text:style-name="P45">04/11/2011</text:p>
          </table:table-cell>
          <table:table-cell table:style-name="Tabela1.A2" office:value-type="string">
            <text:p text:style-name="P45">1.0</text:p>
          </table:table-cell>
          <table:table-cell table:style-name="Tabela1.A2" office:value-type="string">
            <text:p text:style-name="P45">Elaboração dos cenários listar, excluir e editar</text:p>
          </table:table-cell>
          <table:table-cell table:style-name="Tabela1.D2" office:value-type="string">
            <text:p text:style-name="P45">Diego Carlos</text:p>
          </table:table-cell>
        </table:table-row>
        <table:table-row>
          <table:table-cell table:style-name="Tabela1.A2" office:value-type="string">
            <text:p text:style-name="P45"/>
            <text:p text:style-name="P45">08/11/2011</text:p>
          </table:table-cell>
          <table:table-cell table:style-name="Tabela1.A2" office:value-type="string">
            <text:p text:style-name="P45">1.1</text:p>
          </table:table-cell>
          <table:table-cell table:style-name="Tabela1.A2" office:value-type="string">
            <text:p text:style-name="P45">Correção dos cenários listar, excluir e editar</text:p>
          </table:table-cell>
          <table:table-cell table:style-name="Tabela1.D2" office:value-type="string">
            <text:p text:style-name="P45">Diego Carlos</text:p>
          </table:table-cell>
        </table:table-row>
      </table:table>
      <text:p text:style-name="P19"/>
      <text:p text:style-name="P58">Sumário</text:p>
      <text:p text:style-name="P4"/>
      <text:p text:style-name="P4"/>
      <text:p text:style-name="P26"><text:a xlink:type="simple" xlink:href="#1.Introdução|outline"><text:span text:style-name="T16">1.Introdução</text:span></text:a><text:span text:style-name="T17"><text:tab/></text:span><text:a xlink:type="simple" xlink:href="#1.Introdução|outline"><text:span text:style-name="T16">4</text:span></text:a></text:p>
      <text:p text:style-name="P26"><text:a xlink:type="simple" xlink:href="#2.Tela|outline"><text:span text:style-name="T16">2.Tela</text:span></text:a><text:span text:style-name="T17"><text:tab/></text:span><text:a xlink:type="simple" xlink:href="#2.Tela|outline"><text:span text:style-name="T16">4</text:span></text:a></text:p>
      <text:p text:style-name="P26"><text:a xlink:type="simple" xlink:href="#3.Funcionalidade dos botões e/ou ícones|outline"><text:span text:style-name="T16">3.Funcionalidade dos botões e/ou ícones</text:span></text:a><text:span text:style-name="T17"><text:tab/></text:span><text:a xlink:type="simple" xlink:href="#3.Funcionalidade dos botões e/ou ícones|outline"><text:span text:style-name="T16">5</text:span></text:a></text:p>
      <text:p text:style-name="P26"><text:a xlink:type="simple" xlink:href="#4.Fluxo de Navegação|outline"><text:span text:style-name="T16">4.Fluxo de Navegação</text:span></text:a><text:span text:style-name="T17"><text:tab/></text:span><text:a xlink:type="simple" xlink:href="#4.Fluxo de Navegação|outline"><text:span text:style-name="T16">5</text:span></text:a></text:p>
      <text:p text:style-name="P26"><text:a xlink:type="simple" xlink:href="#1.Diagrama de Atividades|outline"><text:span text:style-name="T16">Diagrama de Atividades</text:span></text:a><text:span text:style-name="T17"><text:tab/></text:span><text:a xlink:type="simple" xlink:href="#1.Diagrama de Atividades|outline"><text:span text:style-name="T16">6</text:span></text:a></text:p>
      <text:p text:style-name="P26"><text:a xlink:type="simple" xlink:href="#5.Descrição do Caso de Uso|outline"><text:span text:style-name="T16">5.Descrição do Caso de Uso</text:span></text:a><text:span text:style-name="T17"><text:tab/></text:span><text:a xlink:type="simple" xlink:href="#5.Descrição do Caso de Uso|outline"><text:span text:style-name="T16">7</text:span></text:a></text:p>
      <text:p text:style-name="P26"><text:a xlink:type="simple" xlink:href="#6.Assinaturas|outline"><text:span text:style-name="T16">6.Assinaturas</text:span></text:a><text:span text:style-name="T17"><text:tab/></text:span><text:a xlink:type="simple" xlink:href="#6.Assinaturas|outline"><text:span text:style-name="T16">9</text:span></text:a></text:p>
      <text:p text:style-name="P5"/>
      <text:p text:style-name="P4"/>
      <text:p text:style-name="P6"/>
      <text:p text:style-name="P6"/>
      <text:p text:style-name="P9"/>
      <text:p text:style-name="P58">Manter Usuário</text:p>
      <text:list xml:id="list37435364" text:style-name="L1">
        <text:list-item>
          <text:p text:style-name="P61">Introdução</text:p>
        </text:list-item>
      </text:list>
      <text:p text:style-name="P49">O Cadastro de usuário é o registro que contém as informações pessoais de login e de permissões de acesso no sistema.</text:p>
      <text:p text:style-name="P49">Este caso de uso define as ações de salvar, alterar, excluir ou inativar um cadastro de usuário no sistema.</text:p>
      <text:p text:style-name="P51"/>
      <text:list xml:id="list37438631" text:style-name="L2">
        <text:list-item>
          <text:p text:style-name="P62">Telas</text:p>
        </text:list-item>
      </text:list>
      <text:p text:style-name="P29"><draw:frame draw:style-name="fr1" draw:name="1" text:anchor-type="as-char" svg:width="17.066cm" style:rel-width="scale" svg:height="12.93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0"><text:tab/><text:tab/><text:tab/><text:tab/><text:tab/>figura 1 - CadUserIndex.bmml</text:p>
      <text:p text:style-name="P29"><text:soft-page-break/><draw:frame draw:style-name="fr1" draw:name="2" text:anchor-type="as-char" svg:width="16.986cm" style:rel-width="scale" svg:height="12.56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10">figura 2 - CadUser.bmml</text:p>
      <text:p text:style-name="P6"/>
      <text:p text:style-name="P6"/>
      <text:p text:style-name="P2"><text:soft-page-break/><draw:frame draw:style-name="fr1" draw:name="3" text:anchor-type="as-char" svg:width="16.88cm" style:rel-width="scale" svg:height="12.409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6"/>
      <text:p text:style-name="P10">figura 3 - EditCadUser.bmml</text:p>
      <text:p text:style-name="P6"/>
      <text:list xml:id="list37413105" text:style-name="L3">
        <text:list-item>
          <text:p text:style-name="P63">Funcionalidade dos botões e/ou ícones</text:p>
        </text:list-item>
      </text:list>
      <text:p text:style-name="P4"/>
      <text:list xml:id="list37421723" text:style-name="L4">
        <text:list-item>
          <text:p text:style-name="P68"><text:span text:style-name="T3">Botão “Novo”: <text:tab/></text:span><text:span text:style-name="T4">Abrir janela de cadastro para um novo registro (figura 2).</text:span></text:p>
        </text:list-item>
        <text:list-item>
          <text:p text:style-name="P68"><text:span text:style-name="T3">Botão “Pesquisar”: <text:tab/></text:span><text:span text:style-name="T4">Abrir a janela de pesquisa (figura 3).</text:span></text:p>
        </text:list-item>
        <text:list-item>
          <text:p text:style-name="P68"><text:span text:style-name="T3">Botão "Cadastrar":<text:tab/></text:span><text:span text:style-name="T4">Salva o registro atual.</text:span></text:p>
        </text:list-item>
        <text:list-item>
          <text:p text:style-name="P68"><text:span text:style-name="T3">Botão "Cancelar":<text:tab/></text:span><text:span text:style-name="T4">Cancela o registro e retorna ao index (figura1).</text:span></text:p>
        </text:list-item>
        <text:list-item>
          <text:p text:style-name="P69">Diagrama de Atividades</text:p>
        </text:list-item>
      </text:list>
      <text:p text:style-name="P17">&lt;Diagrama de Atividades da tela. Retirar essa mensagem no documento oficial. &gt;</text:p>
      <text:p text:style-name="P4"/>
      <text:p text:style-name="P16">Olhar a documentação de diagramas de atividades no link:</text:p>
      <text:list xml:id="list37438194" text:style-name="L5">
        <text:list-item>
          <text:p text:style-name="P70"><text:a xlink:type="simple" xlink:href="http://msdn.microsoft.com/pt-br/library/dd409465.aspx"><text:span text:style-name="T19">http://msdn.microsoft.com/pt-br/library/dd409465.aspx</text:span></text:a><text:span text:style-name="T9"> </text:span></text:p>
        </text:list-item>
        <text:list-item>
          <text:p text:style-name="P70"><text:a xlink:type="simple" xlink:href="http://gilmarborba.com.br/?p=276"><text:span text:style-name="T19">http://gilmarborba.com.br/?p=276</text:span></text:a></text:p>
        </text:list-item>
      </text:list>
      <text:p text:style-name="P4"/>
      <text:p text:style-name="P4"/>
      <text:list xml:id="list37436124" text:style-name="L6">
        <text:list-item>
          <text:p text:style-name="P64">Descrição do Caso de Uso</text:p>
        </text:list-item>
      </text:list>
      <text:p text:style-name="P52">Referencias para vocês lerem na confecção de caso de uso:</text:p>
      <text:list xml:id="list37416322" text:style-name="L7">
        <text:list-item>
          <text:p text:style-name="P66"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https://docs.google.com/viewer?</text:span></text:a><text:soft-page-break/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a=v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q=cache:Hr57sm2caHMJ:www.documentador.celepar.pr.gov.br/documentador/pub.do%3Faction%3Dd%26uuid%3D%40gtf-escriba%40f2956683-dd33-422c-bfec-ea117c8c25ee+Especifica%C3%A7%C3%A3o+de+caso+de+uso+exemplo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hl=pt-BR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gl=br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pid=bl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srcid=ADGEESgJ7pzrq3zosE0wUdGisxmBiP9Y_7paJws-3vIZ-AkKIbAvZLLnL1F1c6_tRwG1l1WKarXPdbFin_tOWiK2dIBPAGJr89T54FIddWT13l7qEAyuDc60_96g2cNXxv-N2PE9ZST8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9">sig=AHIEtbQ6FgeKf5dhFsnA1GK8xoi-ZdVrlQ</text:span></text:a><text:span text:style-name="T9"><text:line-break/>Nessa referencia ele não utiliza fluxo de exceção, sendo que nós utilizamos fluxo de exceção, que é o fluxo alternativo que não retorna ao fluxo principal.</text:span></text:p>
        </text:list-item>
        <text:list-item>
          <text:p text:style-name="P66"><text:a xlink:type="simple" xlink:href="http://sysfab.hd1.com.br/documentos/UC001-Cadastrar-Cheques.pdf"><text:span text:style-name="T19">http://sysfab.hd1.com.br/documentos/UC001-Cadastrar-Cheques.pdf</text:span></text:a><text:span text:style-name="T9"><text:line-break/>nesse link tem um exemplo de caso de uso muito bem detalhado, que não será o nosso caso pois ele está mais para especificação de programa do que de caso de uso, mas é um bom exemplo para leitura.</text:span></text:p>
        </text:list-item>
        <text:list-item>
          <text:p text:style-name="P67"/>
        </text:list-item>
      </text:list>
      <text:p text:style-name="P53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2" office:value-type="string">
            <text:p text:style-name="P11"/>
            <text:p text:style-name="P15">Nº. do UC</text:p>
            <text:p text:style-name="P11"/>
          </table:table-cell>
          <table:covered-table-cell/>
          <table:table-cell table:style-name="Tabela2.C1" office:value-type="string">
            <text:p text:style-name="P11"/>
            <text:p text:style-name="P21">Manter Usuário</text:p>
            <text:p text:style-name="P11"/>
          </table:table-cell>
        </table:table-row>
        <table:table-row table:style-name="Tabela2.2">
          <table:table-cell table:style-name="Tabela2.A2" table:number-columns-spanned="2" office:value-type="string">
            <text:p text:style-name="P13">Cenário</text:p>
          </table:table-cell>
          <table:covered-table-cell/>
          <table:table-cell table:style-name="Tabela2.C2" office:value-type="string">
            <text:p text:style-name="P12">Cadastrar usuário (figura 2)</text:p>
          </table:table-cell>
        </table:table-row>
        <table:table-row table:style-name="Tabela2.2">
          <table:table-cell table:style-name="Tabela2.A3" table:number-columns-spanned="2" office:value-type="string">
            <text:p text:style-name="P13">Descrição:</text:p>
          </table:table-cell>
          <table:covered-table-cell/>
          <table:table-cell table:style-name="Tabela2.C3" office:value-type="string">
            <text:p text:style-name="P12">Cadastra um login de usuário com acesso ao sistema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3">Pré-Condição:</text:p>
          </table:table-cell>
          <table:covered-table-cell/>
          <table:table-cell table:style-name="Tabela2.C2" office:value-type="string">
            <text:p text:style-name="P12">Deve ser acessado por um usuário com tal nível de permissão. 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3">Pós-Condição:</text:p>
          </table:table-cell>
          <table:covered-table-cell/>
          <table:table-cell table:style-name="Tabela2.C2" office:value-type="string">
            <text:p text:style-name="P12">Um login de usuário pronto para acesso ao sistema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3">Atores:</text:p>
          </table:table-cell>
          <table:covered-table-cell/>
          <table:table-cell table:style-name="Tabela2.C2" office:value-type="string">
            <text:p text:style-name="P12">Administrador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3">Ativação:</text:p>
          </table:table-cell>
          <table:covered-table-cell/>
          <table:table-cell table:style-name="Tabela2.C2" office:value-type="string">
            <text:p text:style-name="P12">Manter Usuários &gt;Novo.</text:p>
          </table:table-cell>
        </table:table-row>
        <table:table-row table:style-name="Tabela2.8">
          <table:table-cell table:style-name="Tabela2.C1" table:number-columns-spanned="3" office:value-type="string">
            <text:p text:style-name="P22">Fluxo Principal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33">Nº.</text:p>
          </table:table-cell>
          <table:table-cell table:style-name="Tabela2.C1" table:number-columns-spanned="2" office:value-type="string">
            <text:p text:style-name="P34">Ação</text:p>
          </table:table-cell>
          <table:covered-table-cell/>
        </table:table-row>
        <table:table-row>
          <table:table-cell table:style-name="Tabela2.A2" office:value-type="string">
            <text:p text:style-name="P35">1</text:p>
          </table:table-cell>
          <table:table-cell table:style-name="Tabela2.C2" table:number-columns-spanned="2" office:value-type="string">
            <text:p text:style-name="P36">Ator seleciona categoria de usuário.</text:p>
          </table:table-cell>
          <table:covered-table-cell/>
        </table:table-row>
        <table:table-row>
          <table:table-cell table:style-name="Tabela2.A2" office:value-type="string">
            <text:p text:style-name="P35">1</text:p>
          </table:table-cell>
          <table:table-cell table:style-name="Tabela2.C2" table:number-columns-spanned="2" office:value-type="string">
            <text:p text:style-name="P31"><text:span text:style-name="T5">Sistema abilita campos obrigatórios (conforme categoria de usuário). (Ver </text:span><text:a xlink:type="simple" xlink:href="#R1">Requisito R1</text:a><text:span text:style-name="T5">)</text:span></text:p>
          </table:table-cell>
          <table:covered-table-cell/>
        </table:table-row>
        <table:table-row>
          <table:table-cell table:style-name="Tabela2.A2" office:value-type="string">
            <text:p text:style-name="P35">2</text:p>
          </table:table-cell>
          <table:table-cell table:style-name="Tabela2.C2" table:number-columns-spanned="2" office:value-type="string">
            <text:p text:style-name="P36">Ator insere os demais dados.</text:p>
          </table:table-cell>
          <table:covered-table-cell/>
        </table:table-row>
        <table:table-row>
          <table:table-cell table:style-name="Tabela2.A2" office:value-type="string">
            <text:p text:style-name="P35">3</text:p>
          </table:table-cell>
          <table:table-cell table:style-name="Tabela2.C2" table:number-columns-spanned="2" office:value-type="string">
            <text:p text:style-name="P36">Toda vez que o ator passa para o próximo campo, sistema valida o campo inserido. <text:span text:style-name="T25">(Ver </text:span><text:a xlink:type="simple" xlink:href="#F1C"><text:span text:style-name="T25">Fluxo alternativo 1</text:span></text:a><text:span text:style-name="T25">)</text:span></text:p>
          </table:table-cell>
          <table:covered-table-cell/>
        </table:table-row>
        <table:table-row>
          <table:table-cell table:style-name="Tabela2.A2" office:value-type="string">
            <text:p text:style-name="P35">4</text:p>
          </table:table-cell>
          <table:table-cell table:style-name="Tabela2.C2" table:number-columns-spanned="2" office:value-type="string">
            <text:p text:style-name="P36">Ator seleciona um nível de acesso na caixa de listagem.</text:p>
          </table:table-cell>
          <table:covered-table-cell/>
        </table:table-row>
        <table:table-row>
          <table:table-cell table:style-name="Tabela2.A2" office:value-type="string">
            <text:p text:style-name="P35">5</text:p>
          </table:table-cell>
          <table:table-cell table:style-name="Tabela2.C2" table:number-columns-spanned="2" office:value-type="string">
            <text:p text:style-name="P31"><text:span text:style-name="T5">Ator pressiona o botão "Cadastrar". (Ver </text:span><text:a xlink:type="simple" xlink:href="#F3C">Fluxo Alternartivo 3</text:a><text:span text:style-name="T5">) (Ver </text:span><text:a xlink:type="simple" xlink:href="#E1">Exceção E1</text:a><text:span text:style-name="T5">)</text:span></text:p>
          </table:table-cell>
          <table:covered-table-cell/>
        </table:table-row>
        <table:table-row>
          <table:table-cell table:style-name="Tabela2.A2" office:value-type="string">
            <text:p text:style-name="P54">6</text:p>
          </table:table-cell>
          <table:table-cell table:style-name="Tabela2.C2" table:number-columns-spanned="2" office:value-type="string">
            <text:p text:style-name="P55">Sistema salva registro.</text:p>
          </table:table-cell>
          <table:covered-table-cell/>
        </table:table-row>
        <table:table-row>
          <table:table-cell table:style-name="Tabela2.A2" office:value-type="string">
            <text:p text:style-name="P35">7</text:p>
          </table:table-cell>
          <table:table-cell table:style-name="Tabela2.C2" table:number-columns-spanned="2" office:value-type="string">
            <text:p text:style-name="P36">Sistema emite mensagem <text:s/>"Usuário salvo com sucesso!". </text:p>
          </table:table-cell>
          <table:covered-table-cell/>
        </table:table-row>
        <table:table-row>
          <table:table-cell table:style-name="Tabela2.A2" office:value-type="string">
            <text:p text:style-name="P35">8</text:p>
          </table:table-cell>
          <table:table-cell table:style-name="Tabela2.C2" table:number-columns-spanned="2" office:value-type="string">
            <text:p text:style-name="P36">Sistema vai para página de index de usuário (figura 1).</text:p>
          </table:table-cell>
          <table:covered-table-cell/>
        </table:table-row>
        <table:table-row>
          <table:table-cell table:style-name="Tabela2.A2" office:value-type="string">
            <text:p text:style-name="P35">9</text:p>
          </table:table-cell>
          <table:table-cell table:style-name="Tabela2.C2" table:number-columns-spanned="2" office:value-type="string">
            <text:p text:style-name="P36">Fim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2">Fluxos Alternativos</text:p>
          </table:table-cell>
          <table:covered-table-cell/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3"><text:bookmark text:name="F1C"/>Fluxo Alternativo 1 – Campo inválid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5">3.1</text:p>
          </table:table-cell>
          <table:table-cell table:style-name="Tabela2.C2" table:number-columns-spanned="2" office:value-type="string">
            <text:p text:style-name="P36">Ator digita campo inválido.</text:p>
          </table:table-cell>
          <table:covered-table-cell/>
        </table:table-row>
        <table:table-row>
          <table:table-cell table:style-name="Tabela2.A2" office:value-type="string">
            <text:p text:style-name="P35">3.3</text:p>
          </table:table-cell>
          <table:table-cell table:style-name="Tabela2.C2" table:number-columns-spanned="2" office:value-type="string">
            <text:p text:style-name="P36">Passa para o próximo campo.</text:p>
          </table:table-cell>
          <table:covered-table-cell/>
        </table:table-row>
        <table:table-row>
          <table:table-cell table:style-name="Tabela2.A2" office:value-type="string">
            <text:p text:style-name="P35">3.3</text:p>
          </table:table-cell>
          <table:table-cell table:style-name="Tabela2.C2" table:number-columns-spanned="2" office:value-type="string">
            <text:p text:style-name="P36">Sistema limpa o campo e emite mensagem ao lado "campo inválido".</text:p>
          </table:table-cell>
          <table:covered-table-cell/>
        </table:table-row>
        <table:table-row>
          <table:table-cell table:style-name="Tabela2.A3" office:value-type="string">
            <text:p text:style-name="P35">3.4</text:p>
          </table:table-cell>
          <table:table-cell table:style-name="Tabela2.C3" table:number-columns-spanned="2" office:value-type="string">
            <text:p text:style-name="P36">Retorna ao fluxo 3 do fluxo principal.</text:p>
          </table:table-cell>
          <table:covered-table-cell/>
        </table:table-row>
        <text:soft-page-break/>
        <table:table-row table:style-name="Tabela2.8">
          <table:table-cell table:style-name="Tabela2.C1" table:number-columns-spanned="3" office:value-type="string">
            <text:p text:style-name="P23">Fluxo Alternativo 2 – Editar nível de permissã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5">4.1</text:p>
          </table:table-cell>
          <table:table-cell table:style-name="Tabela2.C2" table:number-columns-spanned="2" office:value-type="string">
            <text:p text:style-name="P36">Ator marca/desmarca os acessos desejados do nível de permissão escolhido.</text:p>
          </table:table-cell>
          <table:covered-table-cell/>
        </table:table-row>
        <table:table-row>
          <table:table-cell table:style-name="Tabela2.A3" office:value-type="string">
            <text:p text:style-name="P35">4.2</text:p>
          </table:table-cell>
          <table:table-cell table:style-name="Tabela2.C3" table:number-columns-spanned="2" office:value-type="string">
            <text:p text:style-name="P36">Retorna ao fluxo 5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3"><text:bookmark text:name="F3C"/>Fluxo Alternativo 3 – Campos inválidos ou em branc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54">5.1</text:p>
          </table:table-cell>
          <table:table-cell table:style-name="Tabela2.C2" table:number-columns-spanned="2" office:value-type="string">
            <text:p text:style-name="P55">Sistema emite mensagem com os campos inválidos.</text:p>
          </table:table-cell>
          <table:covered-table-cell/>
        </table:table-row>
        <table:table-row>
          <table:table-cell table:style-name="Tabela2.A2" office:value-type="string">
            <text:p text:style-name="P54">5.1</text:p>
          </table:table-cell>
          <table:table-cell table:style-name="Tabela2.C2" table:number-columns-spanned="2" office:value-type="string">
            <text:p text:style-name="P55">Sistema limpa campos inválidos.</text:p>
          </table:table-cell>
          <table:covered-table-cell/>
        </table:table-row>
        <table:table-row>
          <table:table-cell table:style-name="Tabela2.A3" office:value-type="string">
            <text:p text:style-name="P35">5.2</text:p>
          </table:table-cell>
          <table:table-cell table:style-name="Tabela2.C3" table:number-columns-spanned="2" office:value-type="string">
            <text:p text:style-name="P36">Retorna ao fluxo 3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2"><text:bookmark text:name="E1"/>Fluxo de Exceção – Exceções de cadastro de usuários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5">E1</text:p>
          </table:table-cell>
          <table:table-cell table:style-name="Tabela2.C2" table:number-columns-spanned="2" office:value-type="string">
            <text:p text:style-name="P36">Erro de acesso ao banco de dados.</text:p>
          </table:table-cell>
          <table:covered-table-cell/>
        </table:table-row>
        <table:table-row>
          <table:table-cell table:style-name="Tabela2.A3" office:value-type="string">
            <text:p text:style-name="P35">E1.1</text:p>
          </table:table-cell>
          <table:table-cell table:style-name="Tabela2.C3" table:number-columns-spanned="2" office:value-type="string">
            <text:p text:style-name="P36">Sistema emite mensagem "Falha ao se conectar ao banco de dados".</text:p>
          </table:table-cell>
          <table:covered-table-cell/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2" office:value-type="string">
            <text:p text:style-name="P11"/>
            <text:p text:style-name="P15">Nº. do UC</text:p>
            <text:p text:style-name="P11"/>
          </table:table-cell>
          <table:covered-table-cell/>
          <table:table-cell table:style-name="Tabela6.C1" office:value-type="string">
            <text:p text:style-name="P11"/>
            <text:p text:style-name="P21">Manter Usuário</text:p>
            <text:p text:style-name="P11"/>
          </table:table-cell>
        </table:table-row>
        <table:table-row table:style-name="Tabela6.2">
          <table:table-cell table:style-name="Tabela6.A2" table:number-columns-spanned="2" office:value-type="string">
            <text:p text:style-name="P13">Cenário</text:p>
          </table:table-cell>
          <table:covered-table-cell/>
          <table:table-cell table:style-name="Tabela6.C2" office:value-type="string">
            <text:p text:style-name="P12">Pesquisar / Listar usuário</text:p>
          </table:table-cell>
        </table:table-row>
        <table:table-row table:style-name="Tabela6.2">
          <table:table-cell table:style-name="Tabela6.A3" table:number-columns-spanned="2" office:value-type="string">
            <text:p text:style-name="P13">Descrição:</text:p>
          </table:table-cell>
          <table:covered-table-cell/>
          <table:table-cell table:style-name="Tabela6.C3" office:value-type="string">
            <text:p text:style-name="P12">Pesquisa / Lista os usuários cadastrados no sistema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3">Pré-Condição:</text:p>
          </table:table-cell>
          <table:covered-table-cell/>
          <table:table-cell table:style-name="Tabela6.C2" office:value-type="string">
            <text:p text:style-name="P12">Deve ser acessado por um usuário com tal nível de permissão. <text:s/>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3">Pós-Condição:</text:p>
          </table:table-cell>
          <table:covered-table-cell/>
          <table:table-cell table:style-name="Tabela6.C2" office:value-type="string">
            <text:p text:style-name="P12">Exibir lista com usuários cadastrados.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3">Atores:</text:p>
          </table:table-cell>
          <table:covered-table-cell/>
          <table:table-cell table:style-name="Tabela6.C2" office:value-type="string">
            <text:p text:style-name="P12">Administrador.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3">Ativação:</text:p>
          </table:table-cell>
          <table:covered-table-cell/>
          <table:table-cell table:style-name="Tabela6.C2" office:value-type="string">
            <text:p text:style-name="P12">Manter Usuários &gt; Pesquisar.</text:p>
          </table:table-cell>
        </table:table-row>
        <table:table-row table:style-name="Tabela6.8">
          <table:table-cell table:style-name="Tabela6.C1" table:number-columns-spanned="3" office:value-type="string">
            <text:p text:style-name="P22">Fluxo Principal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33">Nº.</text:p>
          </table:table-cell>
          <table:table-cell table:style-name="Tabela6.C1" table:number-columns-spanned="2" office:value-type="string">
            <text:p text:style-name="P34">Ação</text:p>
          </table:table-cell>
          <table:covered-table-cell/>
        </table:table-row>
        <table:table-row>
          <table:table-cell table:style-name="Tabela6.A2" office:value-type="string">
            <text:p text:style-name="P35">1</text:p>
          </table:table-cell>
          <table:table-cell table:style-name="Tabela6.C2" table:number-columns-spanned="2" office:value-type="string">
            <text:p text:style-name="P36">Sistema preenche lista com todos usuários cadastrados e componente para localizar como na figura 3. (Ver <text:a xlink:type="simple" xlink:href="#E1">Exceção E1</text:a> do cenário “cadastrar”)</text:p>
          </table:table-cell>
          <table:covered-table-cell/>
        </table:table-row>
        <table:table-row>
          <table:table-cell table:style-name="Tabela6.A11" office:value-type="string">
            <text:p text:style-name="P35">2</text:p>
          </table:table-cell>
          <table:table-cell table:style-name="Tabela6.B11" table:number-columns-spanned="2" office:value-type="string">
            <text:p text:style-name="P36">Ator escolhe por qual característica quer pesquisar.</text:p>
          </table:table-cell>
          <table:covered-table-cell/>
        </table:table-row>
        <table:table-row>
          <table:table-cell table:style-name="Tabela6.A11" office:value-type="string">
            <text:p text:style-name="P35">3</text:p>
          </table:table-cell>
          <table:table-cell table:style-name="Tabela6.B11" table:number-columns-spanned="2" office:value-type="string">
            <text:p text:style-name="P36">Ator preenche o campo de pesquisa e clica no ícone de “pesquisar”. (Ver <text:a xlink:type="simple" xlink:href="#E1">Exceção E1</text:a> do cenário “cadastrar”)</text:p>
          </table:table-cell>
          <table:covered-table-cell/>
        </table:table-row>
        <table:table-row>
          <table:table-cell table:style-name="Tabela6.A11" office:value-type="string">
            <text:p text:style-name="P35">4</text:p>
          </table:table-cell>
          <table:table-cell table:style-name="Tabela6.B11" table:number-columns-spanned="2" office:value-type="string">
            <text:p text:style-name="P36">Sistema preenche lista com usuários que seguem o critério digitado para pesquisa.</text:p>
          </table:table-cell>
          <table:covered-table-cell/>
        </table:table-row>
        <table:table-row>
          <table:table-cell table:style-name="Tabela6.A2" office:value-type="string">
            <text:p text:style-name="P35">5</text:p>
          </table:table-cell>
          <table:table-cell table:style-name="Tabela6.C2" table:number-columns-spanned="2" office:value-type="string">
            <text:p text:style-name="P36">Fim</text:p>
          </table:table-cell>
          <table:covered-table-cell/>
        </table:table-row>
      </table:table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2" office:value-type="string">
            <text:p text:style-name="P11"/>
            <text:p text:style-name="P15">Nº. do UC</text:p>
            <text:p text:style-name="P11"/>
          </table:table-cell>
          <table:covered-table-cell/>
          <table:table-cell table:style-name="Tabela7.C1" office:value-type="string">
            <text:p text:style-name="P11"/>
            <text:p text:style-name="P21">Manter Usuário</text:p>
            <text:p text:style-name="P11"/>
          </table:table-cell>
        </table:table-row>
        <table:table-row table:style-name="Tabela7.2">
          <table:table-cell table:style-name="Tabela7.A2" table:number-columns-spanned="2" office:value-type="string">
            <text:p text:style-name="P13">Cenário</text:p>
          </table:table-cell>
          <table:covered-table-cell/>
          <table:table-cell table:style-name="Tabela7.C2" office:value-type="string">
            <text:p text:style-name="P12">Editar usuário</text:p>
          </table:table-cell>
        </table:table-row>
        <table:table-row table:style-name="Tabela7.2">
          <table:table-cell table:style-name="Tabela7.A3" table:number-columns-spanned="2" office:value-type="string">
            <text:p text:style-name="P13">Descrição:</text:p>
          </table:table-cell>
          <table:covered-table-cell/>
          <table:table-cell table:style-name="Tabela7.C3" office:value-type="string">
            <text:p text:style-name="P12">Edita um registro do usuário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3">Pré-Condição:</text:p>
          </table:table-cell>
          <table:covered-table-cell/>
          <table:table-cell table:style-name="Tabela7.C2" office:value-type="string">
            <text:p text:style-name="P1"><text:span text:style-name="T5">Deve ser acessado por um usuário com tal nível de permissão. </text:span>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3">Pós-Condição:</text:p>
          </table:table-cell>
          <table:covered-table-cell/>
          <table:table-cell table:style-name="Tabela7.C2" office:value-type="string">
            <text:p text:style-name="P1"><text:span text:style-name="T5">Um login de usuário pronto para acesso ao sistema.</text:span>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3">Atores:</text:p>
          </table:table-cell>
          <table:covered-table-cell/>
          <table:table-cell table:style-name="Tabela7.C2" office:value-type="string">
            <text:p text:style-name="P12">Administrador, Usuário.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3">Ativação:</text:p>
          </table:table-cell>
          <table:covered-table-cell/>
          <table:table-cell table:style-name="Tabela7.C2" office:value-type="string">
            <text:p text:style-name="P12">Manter Usuários &gt;Pesquisar.</text:p>
          </table:table-cell>
        </table:table-row>
        <table:table-row table:style-name="Tabela7.8">
          <table:table-cell table:style-name="Tabela7.C1" table:number-columns-spanned="3" office:value-type="string">
            <text:p text:style-name="P22">Fluxo Principal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33">Nº.</text:p>
          </table:table-cell>
          <table:table-cell table:style-name="Tabela7.C1" table:number-columns-spanned="2" office:value-type="string">
            <text:p text:style-name="P34">Ação</text:p>
          </table:table-cell>
          <table:covered-table-cell/>
        </table:table-row>
        <text:soft-page-break/>
        <table:table-row>
          <table:table-cell table:style-name="Tabela7.A2" office:value-type="string">
            <text:p text:style-name="P35">1</text:p>
          </table:table-cell>
          <table:table-cell table:style-name="Tabela7.C2" table:number-columns-spanned="2" office:value-type="string">
            <text:p text:style-name="P36">Sistema verifica permissão de acesso ao cenário. (Ver <text:a xlink:type="simple" xlink:href="#F1E">fluxo alternativo 1</text:a>)</text:p>
          </table:table-cell>
          <table:covered-table-cell/>
        </table:table-row>
        <table:table-row>
          <table:table-cell table:style-name="Tabela7.A2" office:value-type="string">
            <text:p text:style-name="P35">2</text:p>
          </table:table-cell>
          <table:table-cell table:style-name="Tabela7.C2" table:number-columns-spanned="2" office:value-type="string">
            <text:p text:style-name="P37">Sistema chama o cenário Listar.</text:p>
          </table:table-cell>
          <table:covered-table-cell/>
        </table:table-row>
        <table:table-row>
          <table:table-cell table:style-name="Tabela7.A2" office:value-type="string">
            <text:p text:style-name="P35">3</text:p>
          </table:table-cell>
          <table:table-cell table:style-name="Tabela7.C2" table:number-columns-spanned="2" office:value-type="string">
            <text:p text:style-name="P36">Ator seleciona o registro que deseja modificar e clica no ícone de editar.</text:p>
          </table:table-cell>
          <table:covered-table-cell/>
        </table:table-row>
        <table:table-row>
          <table:table-cell table:style-name="Tabela7.A2" office:value-type="string">
            <text:p text:style-name="P35">4</text:p>
          </table:table-cell>
          <table:table-cell table:style-name="Tabela7.C2" table:number-columns-spanned="2" office:value-type="string">
            <text:p text:style-name="P36">Sistema preenche os campos com os dados registrados.</text:p>
          </table:table-cell>
          <table:covered-table-cell/>
        </table:table-row>
        <table:table-row>
          <table:table-cell table:style-name="Tabela7.A2" office:value-type="string">
            <text:p text:style-name="P35">5</text:p>
          </table:table-cell>
          <table:table-cell table:style-name="Tabela7.C2" table:number-columns-spanned="2" office:value-type="string">
            <text:p text:style-name="P36">Ator faz alterações nos campos habilitados para modificação. (Ver <text:a xlink:type="simple" xlink:href="#F2E">fluxo alternativo 2</text:a> e <text:a xlink:type="simple" xlink:href="#F1C">fluxo alternativo 1</text:a> do cenário “cadastrar”)</text:p>
          </table:table-cell>
          <table:covered-table-cell/>
        </table:table-row>
        <table:table-row>
          <table:table-cell table:style-name="Tabela7.A2" office:value-type="string">
            <text:p text:style-name="P35">6</text:p>
          </table:table-cell>
          <table:table-cell table:style-name="Tabela7.C2" table:number-columns-spanned="2" office:value-type="string">
            <text:p text:style-name="P36">Ator pressiona o botão "Salvar". <text:s/>(Ver <text:a xlink:type="simple" xlink:href="#F3C">fluxo alternativo 3</text:a> e <text:a xlink:type="simple" xlink:href="#E1">Exceção E1</text:a> do cenário “cadastrar”)</text:p>
          </table:table-cell>
          <table:covered-table-cell/>
        </table:table-row>
        <table:table-row>
          <table:table-cell table:style-name="Tabela7.A2" office:value-type="string">
            <text:p text:style-name="P54">7</text:p>
          </table:table-cell>
          <table:table-cell table:style-name="Tabela7.C2" table:number-columns-spanned="2" office:value-type="string">
            <text:p text:style-name="P55">Sistema salva alteração no registro.</text:p>
          </table:table-cell>
          <table:covered-table-cell/>
        </table:table-row>
        <table:table-row>
          <table:table-cell table:style-name="Tabela7.A2" office:value-type="string">
            <text:p text:style-name="P35">8</text:p>
          </table:table-cell>
          <table:table-cell table:style-name="Tabela7.C2" table:number-columns-spanned="2" office:value-type="string">
            <text:p text:style-name="P36">Sistema emite mensagem <text:s/>"Usuário alterado com sucesso!". </text:p>
          </table:table-cell>
          <table:covered-table-cell/>
        </table:table-row>
        <table:table-row>
          <table:table-cell table:style-name="Tabela7.A2" office:value-type="string">
            <text:p text:style-name="P35">9</text:p>
          </table:table-cell>
          <table:table-cell table:style-name="Tabela7.C2" table:number-columns-spanned="2" office:value-type="string">
            <text:p text:style-name="P36">Sistema vai para página de index de usuário (figura 1).</text:p>
          </table:table-cell>
          <table:covered-table-cell/>
        </table:table-row>
        <table:table-row>
          <table:table-cell table:style-name="Tabela7.A2" office:value-type="string">
            <text:p text:style-name="P35">10</text:p>
          </table:table-cell>
          <table:table-cell table:style-name="Tabela7.C2" table:number-columns-spanned="2" office:value-type="string">
            <text:p text:style-name="P36">Fim.</text:p>
          </table:table-cell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2">Fluxos Alternativos</text:p>
          </table:table-cell>
          <table:covered-table-cell/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3"><text:bookmark text:name="F1E"/>Fluxo Alternativo 1 – Tipo de permissão de alteraçã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5">1.1</text:p>
          </table:table-cell>
          <table:table-cell table:style-name="Tabela7.C2" table:number-columns-spanned="2" office:value-type="string">
            <text:p text:style-name="P36">Sistema verifica se há tipo de permissão de alteração de dados de usuário.</text:p>
          </table:table-cell>
          <table:covered-table-cell/>
        </table:table-row>
        <table:table-row>
          <table:table-cell table:style-name="Tabela7.A2" office:value-type="string">
            <text:p text:style-name="P35">1.2</text:p>
          </table:table-cell>
          <table:table-cell table:style-name="Tabela7.C2" table:number-columns-spanned="2" office:value-type="string">
            <text:p text:style-name="P36">Se não tiver tal permissão vá para passo <text:s/>4 com os dados do usuário logado.</text:p>
          </table:table-cell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3"><text:bookmark text:name="F2E"/>Fluxo Alternativo 2 – Campos habilitados para alteraçã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5">5.1</text:p>
          </table:table-cell>
          <table:table-cell table:style-name="Tabela7.C2" table:number-columns-spanned="2" office:value-type="string">
            <text:p text:style-name="P36">Se o usuário não tem permissão para alterar qualquer usuário, habilitar apenas campos de login, telefone, e-mail e senha.</text:p>
          </table:table-cell>
          <table:covered-table-cell/>
        </table:table-row>
        <table:table-row>
          <table:table-cell table:style-name="Tabela7.A3" office:value-type="string">
            <text:p text:style-name="P35">5.2</text:p>
          </table:table-cell>
          <table:table-cell table:style-name="Tabela7.C3" table:number-columns-spanned="2" office:value-type="string">
            <text:p text:style-name="P36">Retorna ao passo 6 do fluxo principal.</text:p>
          </table:table-cell>
          <table:covered-table-cell/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2" office:value-type="string">
            <text:p text:style-name="P11"/>
            <text:p text:style-name="P15">Nº. do UC</text:p>
            <text:p text:style-name="P11"/>
          </table:table-cell>
          <table:covered-table-cell/>
          <table:table-cell table:style-name="Tabela8.C1" office:value-type="string">
            <text:p text:style-name="P11"/>
            <text:p text:style-name="P21">Manter Usuário</text:p>
            <text:p text:style-name="P11"/>
          </table:table-cell>
        </table:table-row>
        <table:table-row table:style-name="Tabela8.2">
          <table:table-cell table:style-name="Tabela8.A2" table:number-columns-spanned="2" office:value-type="string">
            <text:p text:style-name="P13">Cenário</text:p>
          </table:table-cell>
          <table:covered-table-cell/>
          <table:table-cell table:style-name="Tabela8.C2" office:value-type="string">
            <text:p text:style-name="P12">Excluir usuário </text:p>
          </table:table-cell>
        </table:table-row>
        <table:table-row table:style-name="Tabela8.2">
          <table:table-cell table:style-name="Tabela8.A3" table:number-columns-spanned="2" office:value-type="string">
            <text:p text:style-name="P13">Descrição:</text:p>
          </table:table-cell>
          <table:covered-table-cell/>
          <table:table-cell table:style-name="Tabela8.C3" office:value-type="string">
            <text:p text:style-name="P14">Exclui ou inativa usuário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3">Pré-Condição:</text:p>
          </table:table-cell>
          <table:covered-table-cell/>
          <table:table-cell table:style-name="Tabela8.C2" office:value-type="string">
            <text:p text:style-name="P12">Deve ser acessado por um usuário com tal nível de permissão. 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3">Pós-Condição:</text:p>
          </table:table-cell>
          <table:covered-table-cell/>
          <table:table-cell table:style-name="Tabela8.C2" office:value-type="string">
            <text:p text:style-name="P12">Exclusão de registro do usuário ou inativação do mesmo.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3">Atores:</text:p>
          </table:table-cell>
          <table:covered-table-cell/>
          <table:table-cell table:style-name="Tabela8.C2" office:value-type="string">
            <text:p text:style-name="P12">Administrador.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3">Ativação:</text:p>
          </table:table-cell>
          <table:covered-table-cell/>
          <table:table-cell table:style-name="Tabela8.C2" office:value-type="string">
            <text:p text:style-name="P12">Manter Usuários &gt;Pesquisar.</text:p>
          </table:table-cell>
        </table:table-row>
        <table:table-row table:style-name="Tabela8.8">
          <table:table-cell table:style-name="Tabela8.C1" table:number-columns-spanned="3" office:value-type="string">
            <text:p text:style-name="P22">Fluxo Principal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33">Nº.</text:p>
          </table:table-cell>
          <table:table-cell table:style-name="Tabela8.C1" table:number-columns-spanned="2" office:value-type="string">
            <text:p text:style-name="P34">Ação</text:p>
          </table:table-cell>
          <table:covered-table-cell/>
        </table:table-row>
        <table:table-row>
          <table:table-cell table:style-name="Tabela8.A2" office:value-type="string">
            <text:p text:style-name="P35">1</text:p>
          </table:table-cell>
          <table:table-cell table:style-name="Tabela8.C2" table:number-columns-spanned="2" office:value-type="string">
            <text:p text:style-name="P36">Sistema chama o cenário Listar.</text:p>
          </table:table-cell>
          <table:covered-table-cell/>
        </table:table-row>
        <table:table-row>
          <table:table-cell table:style-name="Tabela8.A2" office:value-type="string">
            <text:p text:style-name="P35">2</text:p>
          </table:table-cell>
          <table:table-cell table:style-name="Tabela8.C2" table:number-columns-spanned="2" office:value-type="string">
            <text:p text:style-name="P37">Ator clica no ícone de “lixeira” do usuário que deseja deletar.</text:p>
          </table:table-cell>
          <table:covered-table-cell/>
        </table:table-row>
        <table:table-row>
          <table:table-cell table:style-name="Tabela8.A2" office:value-type="string">
            <text:p text:style-name="P35">3</text:p>
          </table:table-cell>
          <table:table-cell table:style-name="Tabela8.C2" table:number-columns-spanned="2" office:value-type="string">
            <text:p text:style-name="P36">Sistema verifica se há alguma informação relacionada ao usuário. (Ver <text:a xlink:type="simple" xlink:href="#F1D">fluxo alternativo 1</text:a>)</text:p>
          </table:table-cell>
          <table:covered-table-cell/>
        </table:table-row>
        <table:table-row>
          <table:table-cell table:style-name="Tabela8.A2" office:value-type="string">
            <text:p text:style-name="P35">4</text:p>
          </table:table-cell>
          <table:table-cell table:style-name="Tabela8.C2" table:number-columns-spanned="2" office:value-type="string">
            <text:p text:style-name="P36">Sistema exibe mensagem pedindo confirmação da ação. (Ver <text:a xlink:type="simple" xlink:href="#F2D">fluxo alternativo 2</text:a>)</text:p>
          </table:table-cell>
          <table:covered-table-cell/>
        </table:table-row>
        <table:table-row>
          <table:table-cell table:style-name="Tabela8.A2" office:value-type="string">
            <text:p text:style-name="P35">5</text:p>
          </table:table-cell>
          <table:table-cell table:style-name="Tabela8.C2" table:number-columns-spanned="2" office:value-type="string">
            <text:p text:style-name="P36">Caso positivo, sistema deleta registro do usuário. (Ver <text:a xlink:type="simple" xlink:href="#E1">Exceção E1</text:a> do cenário “cadastrar”)</text:p>
          </table:table-cell>
          <table:covered-table-cell/>
        </table:table-row>
        <table:table-row>
          <table:table-cell table:style-name="Tabela8.A2" office:value-type="string">
            <text:p text:style-name="P35">6</text:p>
          </table:table-cell>
          <table:table-cell table:style-name="Tabela8.C2" table:number-columns-spanned="2" office:value-type="string">
            <text:p text:style-name="P36">Sistema emite mensagem “Usuário deletado”.</text:p>
          </table:table-cell>
          <table:covered-table-cell/>
        </table:table-row>
        <table:table-row>
          <table:table-cell table:style-name="Tabela8.A2" office:value-type="string">
            <text:p text:style-name="P35">7</text:p>
          </table:table-cell>
          <table:table-cell table:style-name="Tabela8.C2" table:number-columns-spanned="2" office:value-type="string">
            <text:p text:style-name="P36">Sistema vai para página de index de usuário.</text:p>
          </table:table-cell>
          <table:covered-table-cell/>
        </table:table-row>
        <table:table-row>
          <table:table-cell table:style-name="Tabela8.A2" office:value-type="string">
            <text:p text:style-name="P35">8</text:p>
          </table:table-cell>
          <table:table-cell table:style-name="Tabela8.C2" table:number-columns-spanned="2" office:value-type="string">
            <text:p text:style-name="P36">Fim.</text:p>
          </table:table-cell>
          <table:covered-table-cell/>
        </table:table-row>
        <text:soft-page-break/>
        <table:table-row table:style-name="Tabela8.8">
          <table:table-cell table:style-name="Tabela8.C1" table:number-columns-spanned="3" office:value-type="string">
            <text:p text:style-name="P22">Fluxos Alternativos</text:p>
          </table:table-cell>
          <table:covered-table-cell/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3"><text:bookmark text:name="F1D"/>Fluxo Alternativo 1 – Usuário com ação relacionada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5">3.1</text:p>
          </table:table-cell>
          <table:table-cell table:style-name="Tabela8.C2" table:number-columns-spanned="2" office:value-type="string">
            <text:p text:style-name="P36">Se usuário tem alguma ação relacionada, sistema marca registro como inativo</text:p>
          </table:table-cell>
          <table:covered-table-cell/>
        </table:table-row>
        <table:table-row>
          <table:table-cell table:style-name="Tabela8.A2" office:value-type="string">
            <text:p text:style-name="P35">3.2</text:p>
          </table:table-cell>
          <table:table-cell table:style-name="Tabela8.C2" table:number-columns-spanned="2" office:value-type="string">
            <text:p text:style-name="P36">Sistema emite mensagem “Usuário inativado”</text:p>
          </table:table-cell>
          <table:covered-table-cell/>
        </table:table-row>
        <table:table-row>
          <table:table-cell table:style-name="Tabela8.A2" office:value-type="string">
            <text:p text:style-name="P35">3.3</text:p>
          </table:table-cell>
          <table:table-cell table:style-name="Tabela8.C2" table:number-columns-spanned="2" office:value-type="string">
            <text:p text:style-name="P36">Sistema volta para passo 7 do fluxo principal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3"><text:bookmark text:name="F2D"/>Fluxo Alternativo 2 – Cancelamento de exclusão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5">4.1</text:p>
          </table:table-cell>
          <table:table-cell table:style-name="Tabela8.C2" table:number-columns-spanned="2" office:value-type="string">
            <text:p text:style-name="P36">Se usuário clicar para cancelar ação de cancelamento, o sistema não faz alteração no registro.</text:p>
          </table:table-cell>
          <table:covered-table-cell/>
        </table:table-row>
        <table:table-row>
          <table:table-cell table:style-name="Tabela8.A25" office:value-type="string">
            <text:p text:style-name="P35">4.2</text:p>
          </table:table-cell>
          <table:table-cell table:style-name="Tabela8.B25" table:number-columns-spanned="2" office:value-type="string">
            <text:p text:style-name="P36">Sistema exibe mensagem “Ação cancelada”.</text:p>
          </table:table-cell>
          <table:covered-table-cell/>
        </table:table-row>
        <table:table-row>
          <table:table-cell table:style-name="Tabela8.A3" office:value-type="string">
            <text:p text:style-name="P35">4.3</text:p>
          </table:table-cell>
          <table:table-cell table:style-name="Tabela8.C3" table:number-columns-spanned="2" office:value-type="string">
            <text:p text:style-name="P36">Retorna ao passo 7 do fluxo principal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2"><text:bookmark-start text:name="R1"/><text:bookmark-end text:name="R1"/>Requisito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5">R1</text:p>
          </table:table-cell>
          <table:table-cell table:style-name="Tabela8.C2" table:number-columns-spanned="2" office:value-type="string">
            <text:p text:style-name="P36">Vide Definicao_requisitos_manter_usuarios pág 7. </text:p>
          </table:table-cell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2">Referências</text:p>
          </table:table-cell>
          <table:covered-table-cell/>
        </table:table-row>
        <table:table-row>
          <table:table-cell table:style-name="Tabela3.A2" office:value-type="string">
            <text:p text:style-name="P35">RF1</text:p>
          </table:table-cell>
          <table:table-cell table:style-name="Tabela3.B2" office:value-type="string">
            <text:p text:style-name="P32"><text:span text:style-name="T5">Consulte o documento “</text:span><text:span text:style-name="T5">Definicao_requisitos_manter_usuarios</text:span><text:span text:style-name="T5">.odt” item: Requisitos do Sistema, Requisitos Funcionais e de Dados, Manter Usuário.</text:span>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2">Observações</text:p>
          </table:table-cell>
          <table:covered-table-cell/>
        </table:table-row>
        <table:table-row>
          <table:table-cell table:style-name="Tabela3.B2" table:number-columns-spanned="2" office:value-type="string">
            <text:p text:style-name="P44"/>
          </table:table-cell>
          <table:covered-table-cell/>
        </table:table-row>
      </table:table>
      <text:p text:style-name="P12"/>
      <text:p text:style-name="P1"><text:span text:style-name="T11"/></text:p>
      <text:p text:style-name="P24"><text:tab/></text:p>
      <text:p text:style-name="P4"/>
      <text:p text:style-name="P4"/>
      <text:list xml:id="list37418728" text:style-name="L8">
        <text:list-header>
          <text:p text:style-name="P73"/>
        </text:list-header>
        <text:list-item>
          <text:p text:style-name="P65">Assinaturas</text:p>
        </text:list-item>
      </text:list>
      <text:p text:style-name="P4"/>
      <text:p text:style-name="P38"><text:span text:style-name="T4">Os abaixo assinados estão de acordo com o conteúdo do documento “Especificação de Caso de Uso”, do Sistema &lt;</text:span><text:span text:style-name="T11">Nome do Sistema</text:span><text:span text:style-name="T4">&gt;, versão </text:span><text:span text:style-name="T11">9.9</text:span><text:span text:style-name="T18">,</text:span><text:span text:style-name="T11"> Módulo </text:span><text:span text:style-name="T4">&lt;</text:span><text:span text:style-name="T11">Nome do Módulo – apenas se o Sistema estiver repartido em Módulos</text:span><text:span text:style-name="T4">&gt;, release </text:span><text:span text:style-name="T11">9.9</text:span><text:span text:style-name="T18"> &lt;Nº. da versão do módulo&gt;</text:span><text:span text:style-name="T4">.</text:span></text:p>
      <text:p text:style-name="P5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6"/>
            <text:p text:style-name="P43">Data: ___/___/_____</text:p>
            <text:p text:style-name="P46"/>
            <text:p text:style-name="P46"/>
            <text:p text:style-name="P46"/>
          </table:table-cell>
          <table:table-cell table:style-name="Tabela4.A1" office:value-type="string">
            <text:p text:style-name="P46"/>
            <text:p text:style-name="P43">Data: ___/___/_____</text:p>
            <text:p text:style-name="P46"/>
            <text:p text:style-name="P46"/>
            <text:p text:style-name="P46"/>
          </table:table-cell>
        </table:table-row>
        <table:table-row table:style-name="Tabela4.2">
          <table:table-cell table:style-name="Tabela4.A1" office:value-type="string">
            <text:p text:style-name="P47">Nome Completo</text:p>
            <text:p text:style-name="P42">Cargo</text:p>
            <text:p text:style-name="P42">Sigla da Superintendência</text:p>
          </table:table-cell>
          <table:table-cell table:style-name="Tabela4.A1" office:value-type="string">
            <text:p text:style-name="P47">Nome Completo</text:p>
            <text:p text:style-name="P42">Cargo</text:p>
            <text:p text:style-name="P42">Sigla da Superintendência</text:p>
          </table:table-cell>
        </table:table-row>
      </table:table>
      <text:p text:style-name="P50"/>
      <text:p text:style-name="P5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6"/>
            <text:p text:style-name="P43">Data: ___/___/_____</text:p>
            <text:p text:style-name="P46"/>
            <text:p text:style-name="P46"/>
            <text:p text:style-name="P46"/>
          </table:table-cell>
          <table:table-cell table:style-name="Tabela5.A1" office:value-type="string">
            <text:p text:style-name="P46"/>
            <text:p text:style-name="P43">Data: ___/___/_____</text:p>
            <text:p text:style-name="P46"/>
            <text:p text:style-name="P46"/>
            <text:p text:style-name="P46"/>
          </table:table-cell>
        </table:table-row>
        <table:table-row table:style-name="Tabela5.2">
          <table:table-cell table:style-name="Tabela5.A1" office:value-type="string">
            <text:p text:style-name="P47">Nome Completo</text:p>
            <text:p text:style-name="P42">Cargo</text:p>
            <text:p text:style-name="P42">Sigla da Superintendência</text:p>
          </table:table-cell>
          <table:table-cell table:style-name="Tabela5.A1" office:value-type="string">
            <text:p text:style-name="P47">Nome Completo</text:p>
            <text:p text:style-name="P42">Cargo</text:p>
            <text:p text:style-name="P42">Sigla da Superintendência</text:p>
          </table:table-cell>
        </table:table-row>
      </table:table>
      <text:p text:style-name="P4"/>
      <text:p text:style-name="P20">Obs.: </text:p>
      <text:list xml:id="list37414313" text:style-name="L9">
        <text:list-item>
          <text:p text:style-name="P71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71">Colocar acima os seguintes cargos:</text:p>
        </text:list-item>
      </text:list>
      <text:p text:style-name="P57">- Coordenadores de Projetos;</text:p>
      <text:p text:style-name="P57">- Gestor de Projetos;</text:p>
      <text:p text:style-name="P57">- Analista de Negócios responsável pelo sistema;</text:p>
      <text:p text:style-name="P57">- Autor do Caso de Uso (analista que escreveu o caso de uso);</text:p>
      <text:p text:style-name="P57">- Superintendente da área do coordenador entrevistado;</text:p>
      <text:p text:style-name="P57">- Coordenador entrevistado.</text:p>
      <text:p text:style-name="P40"/>
      <text:p text:style-name="P40"/>
      <text:p text:style-name="P39"><text:span text:style-name="T15">à</text:span><text:span text:style-name="T13"> 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Wingdings" svg:font-family="Wingding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9T18:07:32.91</dc:date>
    <meta:editing-duration>PT01H40M57S</meta:editing-duration>
    <meta:editing-cycles>5</meta:editing-cycles>
    <meta:generator>BrOffice.org/3.2$Win32 OpenOffice.org_project/320m18$Build-9502</meta:generator>
    <meta:document-statistic meta:table-count="8" meta:image-count="0" meta:object-count="3" meta:page-count="11" meta:paragraph-count="278" meta:word-count="1334" meta:character-count="8553"/>
  </office:meta>
</office:document-meta>
</file>